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a0fa" officeooo:paragraph-rsid="001da0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ers</text:p>
      <text:p text:style-name="P1">BY ALEX ON JUNE 9TH, 2007 | LAST MODIFIED BY ALEX ON NOVEMBER 5TH, 2015</text:p>
      <text:p text:style-name="P1">An integer type (sometimes called an integral type) variable is a variable that can only hold non-fractional numbers (e.g. -2, -1, 0, 1, 2). C++ has five different fundamental integer types available for use:</text:p>
      <text:p text:style-name="P1"/>
      <text:p text:style-name="P1">Category<text:tab/>Type<text:tab/>Minimum Size<text:tab/>Note</text:p>
      <text:p text:style-name="P1">character<text:tab/>char<text:tab/>1 byte<text:tab/></text:p>
      <text:p text:style-name="P1">integer<text:tab/>short<text:tab/>2 bytes<text:tab/></text:p>
      <text:p text:style-name="P1">int<text:tab/>2 bytes<text:tab/>Typically 4 bytes on modern architectures</text:p>
      <text:p text:style-name="P1">long<text:tab/>4 bytes<text:tab/></text:p>
      <text:p text:style-name="P1">long long<text:tab/>8 bytes<text:tab/>C99/C++11 type</text:p>
      <text:p text:style-name="P1">Char is a special case, in that it falls into both the character and integer categories. We’ll talk about the special properties of char later. In this lesson, you can treat it as a normal integer.</text:p>
      <text:p text:style-name="P1"/>
      <text:p text:style-name="P1">The key difference between the various integer types is that they have varying sizes -- the larger integers can hold bigger numbers. Note that C++ only guarantees that integers will have a certain minimum size, not that they will have a specific size. See lesson 2.3 -- variable sizes and the sizeof operator for information on how to determine how large each type is on your machine.</text:p>
      <text:p text:style-name="P1"/>
      <text:p text:style-name="P1">Defining integers</text:p>
      <text:p text:style-name="P1"/>
      <text:p text:style-name="P1">Defining some integers:</text:p>
      <text:p text:style-name="P1"/>
      <text:p text:style-name="P1">1</text:p>
      <text:p text:style-name="P1">2</text:p>
      <text:p text:style-name="P1">3</text:p>
      <text:p text:style-name="P1">4</text:p>
      <text:p text:style-name="P1">5</text:p>
      <text:p text:style-name="P1">6</text:p>
      <text:p text:style-name="P1">7</text:p>
      <text:p text:style-name="P1">8</text:p>
      <text:p text:style-name="P1">char c;</text:p>
      <text:p text:style-name="P1">short int si; // valid</text:p>
      <text:p text:style-name="P1">short s; <text:s text:c="5"/>// preferred</text:p>
      <text:p text:style-name="P1">int i;</text:p>
      <text:p text:style-name="P1">long int li; // valid</text:p>
      <text:p text:style-name="P1">long l; <text:s text:c="5"/>// preferred</text:p>
      <text:p text:style-name="P1">long long int lli; // valid</text:p>
      <text:p text:style-name="P1">long long ll; <text:s text:c="5"/>// preferred</text:p>
      <text:p text:style-name="P1">While short int, long int, and long long int are valid, the shorthand versions short, long, and long long should be preferred. In addition to being less typing, adding the prefix int makes the type harder to distinguish from variables of type int. This can lead to mistakes if the short or long modifier is inadvertently missed.</text:p>
      <text:p text:style-name="P1"/>
      <text:p text:style-name="P1">Identifying integer</text:p>
      <text:p text:style-name="P1"/>
      <text:p text:style-name="P1">Because the size of char, short, int, and long can vary depending on the compiler and/or computer architecture, it can be instructive to refer to integers by their size rather than name. We often refer to integers by the number of bits a variable of that type is allocated (e.g. “32-bit integer” instead of “long”).</text:p>
      <text:p text:style-name="P1"/>
      <text:p text:style-name="P1"><text:soft-page-break/>Integer ranges and sign</text:p>
      <text:p text:style-name="P1"/>
      <text:p text:style-name="P1">As you learned in the last section, a variable with n bits can store 2n different values. But which specific values? We call the set of specific values that a data type can hold its range. The range of an integer variable is determined by two factors: its size (in bits), and its sign, which can be “signed” or “unsigned”.</text:p>
      <text:p text:style-name="P1"/>
      <text:p text:style-name="P1">A signed integer is a variable that can hold both negative and positive numbers. To explicitly declare a variable as signed, you can use the signed keyword:</text:p>
      <text:p text:style-name="P1"/>
      <text:p text:style-name="P1">1</text:p>
      <text:p text:style-name="P1">2</text:p>
      <text:p text:style-name="P1">3</text:p>
      <text:p text:style-name="P1">4</text:p>
      <text:p text:style-name="P1">5</text:p>
      <text:p text:style-name="P1">signed char c;</text:p>
      <text:p text:style-name="P1">signed short s;</text:p>
      <text:p text:style-name="P1">signed int i;</text:p>
      <text:p text:style-name="P1">signed long l;</text:p>
      <text:p text:style-name="P1">signed long long ll;</text:p>
      <text:p text:style-name="P1">By convention, the keyword “signed” is placed before the variable’s data type.</text:p>
      <text:p text:style-name="P1"/>
      <text:p text:style-name="P1">A 1-byte signed integer has a range of -128 to 127. Any value between -128 and 127 (inclusive) can be put in a 1-byte signed integer safely.</text:p>
      <text:p text:style-name="P1"/>
      <text:p text:style-name="P1">Sometimes, we know in advance that we are not going to need negative numbers. This is common when using a variable to store the quantity or size of something (such as your height -- it doesn’t make sense to have a negative height!). An unsigned integer is one that can only hold positive values. To explicitly declare a variable as unsigned, use the unsigned keyword:</text:p>
      <text:p text:style-name="P1"/>
      <text:p text:style-name="P1">1</text:p>
      <text:p text:style-name="P1">2</text:p>
      <text:p text:style-name="P1">3</text:p>
      <text:p text:style-name="P1">4</text:p>
      <text:p text:style-name="P1">5</text:p>
      <text:p text:style-name="P1">unsigned char c;</text:p>
      <text:p text:style-name="P1">unsigned short s;</text:p>
      <text:p text:style-name="P1">unsigned int i;</text:p>
      <text:p text:style-name="P1">unsigned long l;</text:p>
      <text:p text:style-name="P1">unsigned long long ll;</text:p>
      <text:p text:style-name="P1">A 1-byte unsigned integer has a range of 0 to 255.</text:p>
      <text:p text:style-name="P1"/>
      <text:p text:style-name="P1">Note that declaring a variable as unsigned means that it can not store negative numbers, but it can store positive numbers that are twice as large.</text:p>
      <text:p text:style-name="P1"/>
      <text:p text:style-name="P1">Now that you understand the difference between signed and unsigned, let’s take a look at the ranges for different sized signed and unsigned variables:</text:p>
      <text:p text:style-name="P1"/>
      <text:p text:style-name="P1">Size/Type<text:tab/>Range</text:p>
      <text:p text:style-name="P1">1 byte signed<text:tab/>-128 to 127</text:p>
      <text:p text:style-name="P1">1 byte unsigned<text:tab/>0 to 255</text:p>
      <text:p text:style-name="P1">2 byte signed<text:tab/>-32,768 to 32,767</text:p>
      <text:p text:style-name="P1"><text:soft-page-break/>2 byte unsigned<text:tab/>0 to 65,535</text:p>
      <text:p text:style-name="P1">4 byte signed<text:tab/>-2,147,483,648 to 2,147,483,647</text:p>
      <text:p text:style-name="P1">4 byte unsigned<text:tab/>0 to 4,294,967,295</text:p>
      <text:p text:style-name="P1">8 byte signed<text:tab/>-9,223,372,036,854,775,808 to 9,223,372,036,854,775,807</text:p>
      <text:p text:style-name="P1">8 byte unsigned<text:tab/>0 to 18,446,744,073,709,551,615</text:p>
      <text:p text:style-name="P1">For the math inclined, an n-bit signed variable has a range of -(2n-1) to 2n-1-1. An n-bit unsigned variable has a range of 0 to (2n)-1. For the non-math inclined… use the table. ￼</text:p>
      <text:p text:style-name="P1"/>
      <text:p text:style-name="P1">New programmers sometimes get signed and unsigned mixed up. The following is a simple way to remember the difference: in order to differentiate negative numbers from positive ones , we typically use a negative sign. If a sign is not provided, we assume a number is positive. Consequently, an integer with a sign (a signed integer) can tell the difference between positive and negative. An integer without a sign (an unsigned integer) assumes all values are positive.</text:p>
      <text:p text:style-name="P1"/>
      <text:p text:style-name="P1">Default signs and integer best practices</text:p>
      <text:p text:style-name="P1"/>
      <text:p text:style-name="P1">So what happens if we do not declare a variable as signed or unsigned?</text:p>
      <text:p text:style-name="P1"/>
      <text:p text:style-name="P1">Category<text:tab/>Type<text:tab/>Default Sign<text:tab/>Note</text:p>
      <text:p text:style-name="P1">character<text:tab/>char<text:tab/>Signed or Unsigned<text:tab/>Usually signed</text:p>
      <text:p text:style-name="P1">integer<text:tab/>short<text:tab/>Signed<text:tab/></text:p>
      <text:p text:style-name="P1">int<text:tab/>Signed<text:tab/></text:p>
      <text:p text:style-name="P1">long<text:tab/>Signed<text:tab/></text:p>
      <text:p text:style-name="P1">long long<text:tab/>Signed<text:tab/></text:p>
      <text:p text:style-name="P1">All integer variables except char are signed by default. Char can be either signed or unsigned by default (but is usually signed for conformity).</text:p>
      <text:p text:style-name="P1"/>
      <text:p text:style-name="P1">Generally, the signed keyword is not used (since it’s redundant), except on chars (when necessary to ensure they are signed).</text:p>
      <text:p text:style-name="P1"/>
      <text:p text:style-name="P1">Best practice is to avoid use of unsigned integers unless you have a specific need for them, as unsigned integers are more prone to unexpected bugs and behaviors than signed integers.</text:p>
      <text:p text:style-name="P1"/>
      <text:p text:style-name="P1">Rule: Favor signed integers over unsigned integers</text:p>
      <text:p text:style-name="P1"/>
      <text:p text:style-name="P1">Overflow</text:p>
      <text:p text:style-name="P1"/>
      <text:p text:style-name="P1">What happens if we try to put a number outside of the data type’s range into our variable? Overflow occurs when bits are lost because a variable has not been allocated enough memory to store them.</text:p>
      <text:p text:style-name="P1"/>
      <text:p text:style-name="P1">In lesson 2.1 -- Basic addressing and variable declaration, we mentioned that data is stored in binary format.</text:p>
      <text:p text:style-name="P1"/>
      <text:p text:style-name="P1">In binary (base 2), each digit can only have 2 possible values (0 or 1). We count from 0 to 15 like this:</text:p>
      <text:p text:style-name="P1"/>
      <text:p text:style-name="P1">Decimal Value<text:tab/>Binary Value</text:p>
      <text:p text:style-name="P1">0<text:tab/>0</text:p>
      <text:p text:style-name="P1">1<text:tab/>1</text:p>
      <text:p text:style-name="P1">2<text:tab/>10</text:p>
      <text:p text:style-name="P1">3<text:tab/>11</text:p>
      <text:p text:style-name="P1">4<text:tab/>100</text:p>
      <text:p text:style-name="P1"><text:soft-page-break/>5<text:tab/>101</text:p>
      <text:p text:style-name="P1">6<text:tab/>110</text:p>
      <text:p text:style-name="P1">7<text:tab/>111</text:p>
      <text:p text:style-name="P1">8<text:tab/>1000</text:p>
      <text:p text:style-name="P1">9<text:tab/>1001</text:p>
      <text:p text:style-name="P1">10<text:tab/>1010</text:p>
      <text:p text:style-name="P1">11<text:tab/>1011</text:p>
      <text:p text:style-name="P1">12<text:tab/>1100</text:p>
      <text:p text:style-name="P1">13<text:tab/>1101</text:p>
      <text:p text:style-name="P1">14<text:tab/>1110</text:p>
      <text:p text:style-name="P1">15<text:tab/>1111</text:p>
      <text:p text:style-name="P1">As you can see, the larger numbers require more bits to represent. Because our variables have a fixed number of bits, this puts a limit on how much data they can hold.</text:p>
      <text:p text:style-name="P1"/>
      <text:p text:style-name="P1">Overflow examples</text:p>
      <text:p text:style-name="P1"/>
      <text:p text:style-name="P1">Consider a hypothetical unsigned variable that can only hold 4 bits. Any of the binary numbers enumerated in the table above would fit comfortably inside this variable (because none of them are larger than 4 bits).</text:p>
      <text:p text:style-name="P1"/>
      <text:p text:style-name="P1">But what happens if we try to assign a value that takes more than 4 bits to our variable? We get overflow: our variable will only store the 4 least significant (rightmost) bits, and the excess bits are lost.</text:p>
      <text:p text:style-name="P1"/>
      <text:p text:style-name="P1">For example, if we tried to put the decimal value 21 in our 4-bit variable:</text:p>
      <text:p text:style-name="P1"/>
      <text:p text:style-name="P1">Decimal Value<text:tab/>Binary Value</text:p>
      <text:p text:style-name="P1">21<text:tab/>10101</text:p>
      <text:p text:style-name="P1">21 takes 5 bits (10101) to represent. The 4 rightmost bits (0101) go into the variable, and the leftmost (1) is simply lost. Our variable now holds 0101, which is the decimal value 5.</text:p>
      <text:p text:style-name="P1"/>
      <text:p text:style-name="P1">Note: At this point in the tutorials, you’re not expected to know how to convert decimal to binary or vice-versa. We’ll discuss that in more detail in section 3.7 -- Converting between binary and decimal.</text:p>
      <text:p text:style-name="P1"/>
      <text:p text:style-name="P1">Now, let’s take a look at an example using actual code, assuming a short is 16 bit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text:s/></text:p>
      <text:p text:style-name="P1">int main()</text:p>
      <text:p text:style-name="P1">{</text:p>
      <text:p text:style-name="P1"><text:soft-page-break/><text:s text:c="4"/>using namespace std;</text:p>
      <text:p text:style-name="P1"><text:s text:c="4"/>unsigned short x = 65535; // largest 16-bit unsigned value possible</text:p>
      <text:p text:style-name="P1"><text:s text:c="4"/>cout &lt;&lt; "x was: " &lt;&lt; x &lt;&lt; endl;</text:p>
      <text:p text:style-name="P1"><text:s text:c="4"/>x = x + 1; // 65536 is out of our range -- we get overflow because x can't hold 17 bits</text:p>
      <text:p text:style-name="P1"><text:s text:c="4"/>cout &lt;&lt; "x is now: " &lt;&lt; x &lt;&lt; endl;</text:p>
      <text:p text:style-name="P1"><text:s text:c="4"/>return 0;</text:p>
      <text:p text:style-name="P1">}</text:p>
      <text:p text:style-name="P1">What do you think the result of this program will be?</text:p>
      <text:p text:style-name="P1"/>
      <text:p text:style-name="P1">x was: 65535</text:p>
      <text:p text:style-name="P1">x is now: 0</text:p>
      <text:p text:style-name="P1">What happened? We overflowed the variable by trying to put a number that was too big into it (65536), and the result is that our value “wrapped around” back to the beginning of the range.</text:p>
      <text:p text:style-name="P1"/>
      <text:p text:style-name="P1">For advanced readers, here’s what’s actually happening behind the scenes: the number 65,535 is represented by the bit pattern 1111 1111 1111 1111 in binary. 65,535 is the largest number an unsigned 2 byte (16-bit) integer can hold, as it uses all 16 bits. When we add 1 to the value, the new value should be 65,536. However, the bit pattern of 65,536 is represented in binary as 1 0000 0000 0000 0000, which is 17 bits! Consequently, the highest bit (which is the 1) is lost, and the low 16 bits are all that is left. The bit pattern 0000 0000 0000 0000 corresponds to the number 0, which is our result.</text:p>
      <text:p text:style-name="P1">Similarly, we can overflow the bottom end of our range as well, resulting in “wrapping around” to the top of the rang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text:s/></text:p>
      <text:p text:style-name="P1">int main()</text:p>
      <text:p text:style-name="P1">{</text:p>
      <text:p text:style-name="P1"><text:s text:c="4"/>using namespace std;</text:p>
      <text:p text:style-name="P1"><text:s text:c="4"/>unsigned short x = 0; // smallest 2-byte unsigned value possible</text:p>
      <text:p text:style-name="P1"><text:s text:c="4"/>cout &lt;&lt; "x was: " &lt;&lt; x &lt;&lt; endl;</text:p>
      <text:p text:style-name="P1"><text:s text:c="4"/>x = x - 1; // overflow!</text:p>
      <text:p text:style-name="P1"><text:s text:c="4"/>cout &lt;&lt; "x is now: " &lt;&lt; x &lt;&lt; endl;</text:p>
      <text:p text:style-name="P1"><text:s text:c="4"/>return 0;</text:p>
      <text:p text:style-name="P1">}</text:p>
      <text:p text:style-name="P1">x was: 0</text:p>
      <text:p text:style-name="P1">x is now: 65535</text:p>
      <text:p text:style-name="P1">Overflow results in information being lost, which is almost never desirable. If there is any suspicion that a variable might need to store a value that falls outside its range, use a larger variable!</text:p>
      <text:p text:style-name="P1"/>
      <text:p text:style-name="P1">Also note that the results of overflow are only predictable for unsigned integers. Overflowing <text:soft-page-break/>signed integers or non-integers (e.g. floating point numbers) may result in different results on different systems.</text:p>
      <text:p text:style-name="P1"/>
      <text:p text:style-name="P1">Rule: Do not depend on the results of overflow in your program.</text:p>
      <text:p text:style-name="P1"/>
      <text:p text:style-name="P1">Integer division</text:p>
      <text:p text:style-name="P1"/>
      <text:p text:style-name="P1">When dividing two integers, C++ works like you’d expect when the result is a whole number:</text:p>
      <text:p text:style-name="P1"/>
      <text:p text:style-name="P1">1</text:p>
      <text:p text:style-name="P1">2</text:p>
      <text:p text:style-name="P1">3</text:p>
      <text:p text:style-name="P1">4</text:p>
      <text:p text:style-name="P1">5</text:p>
      <text:p text:style-name="P1">6</text:p>
      <text:p text:style-name="P1">7</text:p>
      <text:p text:style-name="P1">#include &lt;iostream&gt;</text:p>
      <text:p text:style-name="P1"><text:s/></text:p>
      <text:p text:style-name="P1">int main()</text:p>
      <text:p text:style-name="P1">{</text:p>
      <text:p text:style-name="P1"><text:s text:c="4"/>std::cout &lt;&lt; 20 / 4;</text:p>
      <text:p text:style-name="P1"><text:s text:c="4"/>return 0;</text:p>
      <text:p text:style-name="P1">}</text:p>
      <text:p text:style-name="P1">This produces the expected result:</text:p>
      <text:p text:style-name="P1"/>
      <text:p text:style-name="P1">5</text:p>
      <text:p text:style-name="P1">But let’s look at what happens when integer division causes a fractional result:</text:p>
      <text:p text:style-name="P1"/>
      <text:p text:style-name="P1">1</text:p>
      <text:p text:style-name="P1">2</text:p>
      <text:p text:style-name="P1">3</text:p>
      <text:p text:style-name="P1">4</text:p>
      <text:p text:style-name="P1">5</text:p>
      <text:p text:style-name="P1">6</text:p>
      <text:p text:style-name="P1">7</text:p>
      <text:p text:style-name="P1">#include &lt;iostream&gt;</text:p>
      <text:p text:style-name="P1"><text:s/></text:p>
      <text:p text:style-name="P1">int main()</text:p>
      <text:p text:style-name="P1">{</text:p>
      <text:p text:style-name="P1"><text:s text:c="4"/>std::cout &lt;&lt; 8 / 5;</text:p>
      <text:p text:style-name="P1"><text:s text:c="4"/>return 0;</text:p>
      <text:p text:style-name="P1">}</text:p>
      <text:p text:style-name="P1">This produces a possibly unexpected result:</text:p>
      <text:p text:style-name="P1"/>
      <text:p text:style-name="P1">1</text:p>
      <text:p text:style-name="P1">When doing division with two integers, C++ produces an integer result. Since integers can’t hold fractional values, any fractional portion is simply dropped (not rounded!).</text:p>
      <text:p text:style-name="P1"/>
      <text:p text:style-name="P1">Taking a closer look at the above example, 8 / 5 produces the value 1.6. The fractional part (0.6) is dropped, and the result of 1 remains.</text:p>
      <text:p text:style-name="P1"/>
      <text:p text:style-name="P1">Rule: Be careful when using integer division, as you will lose any fractional parts of the 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15:06.724539766</meta:creation-date>
    <dc:date>2016-03-13T23:16:24.874221433</dc:date>
    <meta:editing-duration>P0D</meta:editing-duration>
    <meta:editing-cycles>1</meta:editing-cycles>
    <meta:document-statistic meta:table-count="0" meta:image-count="0" meta:object-count="0" meta:page-count="6" meta:paragraph-count="208" meta:word-count="1814" meta:character-count="9826" meta:non-whitespace-character-count="8126"/>
    <meta:generator>LibreOffice/4.2.8.2$Linux_X86_64 LibreOffice_project/420m0$Build-2</meta:generator>
  </office:meta>
</office:document-meta>
</file>